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="0.05pt solid #000000"/>
    </style:style>
    <style:style style:name="Tableau1.D2" style:family="table-cell">
      <style:table-cell-properties fo:padding="0.097cm" fo:border-left="none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0.05pt solid #000000" fo:border-bottom="none"/>
    </style:style>
    <style:style style:name="Tableau1.D3" style:family="table-cell">
      <style:table-cell-properties fo:padding="0.097cm" fo:border-left="none" fo:border-right="0.05pt solid #000000" fo:border-top="0.05pt solid #000000" fo:border-bottom="none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e2c4"/>
    </style:style>
    <style:style style:name="P2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e2c4" officeooo:paragraph-rsid="0017e2c4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officeooo:rsid="0016e431" officeooo:paragraph-rsid="0016e431"/>
    </style:style>
    <style:style style:name="P4" style:family="paragraph" style:parent-style-name="Table_20_Contents">
      <style:paragraph-properties fo:text-align="center" style:justify-single-word="false"/>
      <style:text-properties fo:font-size="40pt" fo:font-weight="bold" officeooo:rsid="0016e431" officeooo:paragraph-rsid="0016e431" style:font-size-asian="40pt" style:font-weight-asian="bold" style:font-size-complex="40pt" style:font-weight-complex="bold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  <style:text-properties fo:font-weight="normal" officeooo:rsid="0016e431" officeooo:paragraph-rsid="0016e431" style:font-weight-asian="normal" style:font-weight-complex="normal"/>
    </style:style>
    <style:style style:name="T1" style:family="text">
      <style:text-properties officeooo:rsid="0016e431"/>
    </style:style>
    <style:style style:name="T2" style:family="text">
      <style:text-properties officeooo:rsid="0017e2c4"/>
    </style:style>
    <style:style style:name="T3" style:family="text">
      <style:text-properties fo:font-size="16pt" officeooo:rsid="0017e2c4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DCA</text:p>
      <text:p text:style-name="P2">PROJET HUMANITAIRE ETHIQUE</text:p>
      <table:table table:name="Tableau1" table:style-name="Tableau1">
        <table:table-column table:style-name="Tableau1.A" table:number-columns-repeated="4"/>
        <table:table-row>
          <table:table-cell table:style-name="Tableau1.A1" table:number-columns-spanned="2" office:value-type="string">
            <text:p text:style-name="P3">-Récolter de l'argent pour une association</text:p>
            <text:p text:style-name="P3">-Cibler les jeunes et les sensibiliser au action de l'association</text:p>
            <text:p text:style-name="P3">-Envoyer des messages au associations pour les faire venir</text:p>
          </table:table-cell>
          <table:covered-table-cell/>
          <table:table-cell table:style-name="Tableau1.A1" table:number-columns-spanned="2" office:value-type="string">
            <text:p text:style-name="P6">-Faire de la pub pour l’événement via le service d'envois de mail de L’IUT </text:p>
            <text:p text:style-name="P6">-Organiser l'événement</text:p>
          </table:table-cell>
          <table:covered-table-cell/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4">P<text:span text:style-name="T3">lan</text:span></text:p>
          </table:table-cell>
          <table:table-cell table:style-name="Tableau1.B2" office:value-type="string">
            <text:p text:style-name="P4">D<text:span text:style-name="T3">o</text:span>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/>
          </table:table-cell>
          <table:table-cell table:style-name="Tableau1.B2" office:value-type="string">
            <text:p text:style-name="P4">A<text:span text:style-name="T3">ct</text:span></text:p>
          </table:table-cell>
          <table:table-cell table:style-name="Tableau1.B2" office:value-type="string">
            <text:p text:style-name="P4">C<text:span text:style-name="T3">heck</text:span></text:p>
          </table:table-cell>
          <table:table-cell table:style-name="Tableau1.D3" office:value-type="string">
            <text:p text:style-name="Table_20_Contents"/>
          </table:table-cell>
        </table:table-row>
        <table:table-row>
          <table:table-cell table:style-name="Tableau1.A4" table:number-columns-spanned="2" office:value-type="string">
            <text:p text:style-name="Table_20_Contents">-<text:span text:style-name="T2">Faire des réduction à la buvette pour attirer plus de monde et rendre plus rentable le projet en connaissance du calcul du bénéfices</text:span></text:p>
          </table:table-cell>
          <table:covered-table-cell/>
          <table:table-cell table:style-name="Tableau1.A4" table:number-columns-spanned="2" office:value-type="string">
            <text:p text:style-name="P5">-<text:span text:style-name="T2">Évaluer les bénéfices de l’événement</text:span></text:p>
            <text:p text:style-name="P5">-<text:span text:style-name="T1">La rentabilité du projet car le bénéfices est reverser à l'association</text:span></text:p>
            <text:p text:style-name="P5">-<text:span text:style-name="T2">Regarder le résultat de la sensibilisation des participants.</text:span></text:p>
            <text:p text:style-name="P5">-<text:span text:style-name="T2">Regarder le niveau de satisfaction des participants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9:20:48.150646278</meta:creation-date>
    <dc:date>2016-09-28T09:40:26.083788822</dc:date>
    <meta:editing-duration>PT19M39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16" meta:word-count="103" meta:character-count="660" meta:non-whitespace-character-count="572"/>
  </office:meta>
</office:document-meta>
</file>